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3399" officeooo:paragraph-rsid="00083399"/>
    </style:style>
    <style:style style:name="P2" style:family="paragraph" style:parent-style-name="Standard">
      <style:text-properties officeooo:rsid="00090282" officeooo:paragraph-rsid="00090282"/>
    </style:style>
    <style:style style:name="P3" style:family="paragraph" style:parent-style-name="Standard">
      <style:text-properties fo:font-weight="bold" officeooo:rsid="00083399" officeooo:paragraph-rsid="00083399" style:font-weight-asian="bold" style:font-weight-complex="bold"/>
    </style:style>
    <style:style style:name="P4" style:family="paragraph" style:parent-style-name="Standard">
      <style:text-properties fo:font-size="14pt" officeooo:rsid="00083399" officeooo:paragraph-rsid="00083399" style:font-size-asian="14pt" style:font-size-complex="14pt"/>
    </style:style>
    <style:style style:name="P5" style:family="paragraph" style:parent-style-name="Standard">
      <style:text-properties officeooo:rsid="000b7914" officeooo:paragraph-rsid="000b7914"/>
    </style:style>
    <style:style style:name="P6" style:family="paragraph" style:parent-style-name="Standard">
      <style:text-properties officeooo:rsid="000c697d" officeooo:paragraph-rsid="000c697d"/>
    </style:style>
    <style:style style:name="T1" style:family="text">
      <style:text-properties officeooo:rsid="00090282"/>
    </style:style>
    <style:style style:name="T2" style:family="text">
      <style:text-properties officeooo:rsid="0009db6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f some day in the future someone will wonder “How did it all happen?”, I hope this diary will help.</text:p>
      <text:p text:style-name="P1"/>
      <text:p text:style-name="P4">1 Jan 2020</text:p>
      <text:p text:style-name="P1"/>
      <text:p text:style-name="P1">This day had my favorite structure – most of the time I was reading. I love reading, you know. Also at around 4 pm I went outside, walked in nearby forest for a while. The snow had finally fallen, and the temperature was below zero – unlike during passed December. The sky was clear, and the sun was about to set, so the building and tops of trees were colored in a beautiful shade of orange that I particularly admire for some reason. Also, a moon sickle was visible – I really enjoyed the setting, however, it was feeling cold a bit. </text:p>
      <text:p text:style-name="P3">What I’d read:</text:p>
      <text:p text:style-name="P1">1. Coherent Extrapolated Volition by Eliezer Yudkowski. In this 2004 essay, Eliezer argues about the toughness of a problem of creation of Friendly AI. <text:span text:style-name="T1">He does not propose any concrete technical solutions, and advices not to ponder about consequences on society after the AI is built. He tries to address such questions as “How do we make a system that fails safely and visibly?”, “How to create a systems that tries to infer what humans in general want?” CEV is something that people would predictably want, if they were smarter, thought faster, were more united, were closer to themselves as they want themselves to be. Eliezer importantly notes, that it is impossible to devise any set of moral rules, that would be sufficient to determine safe behavior of AI, because all such rules implicitly assume that the one who tries to obey them is human. We humans have hundreds of motivations, so if we tell AI about ten most important ones, AI will definitely screw up on other ones.</text:span></text:p>
      <text:p text:style-name="P5">Due to quantum effects, humans cannot be modeled on computer (in a sence that a simulation would not necessarily behave identically to the real person being simulated). It is enough to have some rough but confident enough estimations.</text:p>
      <text:p text:style-name="P5">The problem Coherent Extrapolated VolitionThere exists a problem that some base should be provided for CEV to start from. Later it will recursively self-improve and understand what humans want even better.</text:p>
      <text:p text:style-name="P1"/>
      <text:p text:style-name="P2">2. Big Fucking Rocket – the full story, Tim Urban</text:p>
      <text:p text:style-name="P2">Very inspiring, as all texts from Tim about Elon Musk I’d read so far. Elon’s plan is to create a skyscraper-sized rocket, which would transport people and cargo to Mars in order to create there a colony of 1 million people. He will do so by greatly reducing the price of space travel (by making spaceships reusable, and by refueling on orbit). </text:p>
      <text:p text:style-name="P2">3. about russia</text:p>
      <text:p text:style-name="P2">I just read this for fun. <text:span text:style-name="T2">Did you know that Tim had spent one of his days wandering on the Arbat street in the suit of Olimpiyski Mishka? That is ridiculous.</text:span></text:p>
      <text:p text:style-name="P2">4. 80000 hours – key ideas (unfinished)</text:p>
      <text:p text:style-name="P2">5. GEB Chapter 11</text:p>
      <text:p text:style-name="P6">What are symbols in the brain? How do they interact? Probably, for each concept ther is a specific cluster of neurons in our brain. Maybe, symbol can act as a class or an instance, depending of for is was activated. </text:p>
      <text:p text:style-name="P2"/>
      <text:p text:style-name="P2">Interactions with people</text:p>
      <text:p text:style-name="P2"/>
      <text:p text:style-name="P2"/>
      <text:p text:style-name="P2">Impact on the world</text:p>
      <text:p text:style-name="P2">I decided to make annual donations this year: $6 to GiveWell, $5 to Animal Charity Evaluators, 1 pound to Cool Earth. Then I wrote a post about it in vkontakte encouraging other people to do the same, also mentioning that changing individual diet does not have to be very strict – it is good to just stop eating meat on Monda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1T22:29:31.232417060</meta:creation-date>
    <dc:date>2020-01-01T23:10:25.896025853</dc:date>
    <meta:editing-duration>PT17M32S</meta:editing-duration>
    <meta:editing-cycles>3</meta:editing-cycles>
    <meta:generator>LibreOffice/6.0.7.3$Linux_X86_64 LibreOffice_project/00m0$Build-3</meta:generator>
    <meta:document-statistic meta:table-count="0" meta:image-count="0" meta:object-count="0" meta:page-count="1" meta:paragraph-count="17" meta:word-count="585" meta:character-count="3289" meta:non-whitespace-character-count="2712"/>
  </office:meta>
</office:document-meta>
</file>